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position="0% 100%"/>
    </style:style>
    <style:style style:name="P2" style:family="paragraph" style:parent-style-name="Heading_20_1">
      <style:text-properties style:text-position="0% 100%"/>
    </style:style>
    <style:style style:name="P3" style:family="paragraph" style:parent-style-name="Heading_20_2">
      <style:text-properties style:text-position="0% 100%"/>
    </style:style>
    <style:style style:name="P4" style:family="paragraph" style:parent-style-name="Table_20_Contents">
      <style:paragraph-properties fo:hyphenation-ladder-count="no-limit" style:shadow="none">
        <style:tab-stops/>
      </style:paragraph-properties>
      <style:text-properties fo:hyphenate="true" fo:hyphenation-remain-char-count="2" fo:hyphenation-push-char-count="2"/>
    </style:style>
    <style:style style:name="P5" style:family="paragraph" style:parent-style-name="Text_20_body" style:list-style-name="L1"/>
    <style:style style:name="P6" style:family="paragraph" style:parent-style-name="Text_20_body">
      <style:text-properties style:text-position="0% 100%"/>
    </style:style>
    <style:style style:name="P7" style:family="paragraph" style:parent-style-name="Text_20_body">
      <style:paragraph-properties fo:text-align="center" style:justify-single-word="false"/>
      <style:text-properties style:text-position="0% 100%"/>
    </style:style>
    <style:style style:name="P8" style:family="paragraph" style:parent-style-name="Text_20_body">
      <style:paragraph-properties fo:text-align="start" style:justify-single-word="false"/>
      <style:text-properties style:text-position="0% 100%"/>
    </style:style>
    <style:style style:name="P9" style:family="paragraph" style:parent-style-name="Text_20_body">
      <style:paragraph-properties fo:text-align="start" style:justify-single-word="false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33% 80%"/>
    </style:style>
    <style:style style:name="T4" style:family="text">
      <style:text-properties style:text-position="super 58%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ele mathématique d'un tsunami</text:p>
      <text:p text:style-name="Standard"/>
      <text:h text:style-name="Heading_20_1" text:outline-level="1">Secousse sismique</text:h>
      <text:p text:style-name="Text_20_body">La secousse initiale vient transformer l'univers existant.</text:p>
      <text:h text:style-name="Heading_20_2" text:outline-level="2">Paramètres</text:h>
      <text:p text:style-name="Text_20_body">Position : x<text:span text:style-name="T1">sec</text:span>, y<text:span text:style-name="T1">sec</text:span></text:p>
      <text:p text:style-name="P1">Temps de déclenchement : t<text:span text:style-name="T1">init</text:span></text:p>
      <text:p text:style-name="Text_20_body">Temps de la secousse : t<text:span text:style-name="T1">sec</text:span></text:p>
      <text:p text:style-name="Text_20_body">Periode de la secousse : T<text:span text:style-name="T1">sec</text:span></text:p>
      <text:p text:style-name="P1">Energie de la secousse : E<text:span text:style-name="T1">sec</text:span></text:p>
      <text:h text:style-name="P3" text:outline-level="2">L'energie</text:h>
      <text:p text:style-name="Text_20_body"><text:span text:style-name="T2">20 à 30 % de l'énergie est converti sous forme d'énergie elastique.</text:span></text:p>
      <text:p text:style-name="P7"><draw:frame draw:style-name="fr3" draw:name="Object3" text:anchor-type="paragraph" svg:width="10.687cm" svg:height="4.824cm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2" text:outline-level="2">Hypothese simplificatrice<text:span text:style-name="T1">c</text:span></text:h>
      <text:list xml:id="list29242479" text:style-name="L1">
        <text:list-item>
          <text:p text:style-name="P5">La secousse produit une onde sinusoïdale</text:p>
        </text:list-item>
        <text:list-item>
          <text:p text:style-name="P5">L'energie E<text:span text:style-name="T1">sec</text:span><text:span text:style-name="T2"> est totalement sur le fondamental</text:span></text:p>
        </text:list-item>
      </text:list>
      <text:h text:style-name="P2" text:outline-level="1">Le tsunami</text:h>
      <text:h text:style-name="Heading_20_2" text:outline-level="2">Longueur d'onde du tsunami</text:h>
      <text:p text:style-name="P1">La longueur d'onde se calcule grace à la formule :</text:p>
      <text:p text:style-name="P7"><draw:frame draw:style-name="fr1" draw:name="Object1" text:anchor-type="as-char" svg:width="2.748cm" svg:height="0.56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>g : 9,81 m.s<text:span text:style-name="T4">-2</text:span></text:p>
      <text:p text:style-name="P8">h : Profondeur de l'eau</text:p>
      <text:p text:style-name="P8"/>
      <text:h text:style-name="Heading_20_2" text:outline-level="2">Longueur du train d'onde d'un tsunami</text:h>
      <text:p text:style-name="P8">La longueur du train d'onde est égale à </text:p>
      <text:p text:style-name="P9"><text:soft-page-break/><text:span text:style-name="T2">l</text:span><text:span text:style-name="T1">onde</text:span><text:span text:style-name="T2"> = P</text:span><text:span text:style-name="T1">0</text:span><text:span text:style-name="T2"> (t</text:span><text:span text:style-name="T1">init</text:span><text:span text:style-name="T2"> + t</text:span><text:span text:style-name="T1">sec</text:span><text:span text:style-name="T2">) – P0 (t</text:span><text:span text:style-name="T1">init</text:span><text:span text:style-name="T2">)</text:span></text:p>
      <text:p text:style-name="P9"><text:span text:style-name="T2"/></text:p>
      <text:h text:style-name="Heading_20_2" text:outline-level="2"><text:span text:style-name="T2">Vitesse de propagation du tsunami</text:span></text:h>
      <text:p text:style-name="Text_20_body"><text:span text:style-name="T2"><draw:frame draw:style-name="fr2" draw:name="Object2" text:anchor-type="as-char" svg:width="1.796cm" svg:height="0.504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h text:style-name="Heading_20_2" text:outline-level="2"><text:span text:style-name="T2">Amplitude d'un tsunami</text:span></text:h>
      <text:p text:style-name="Text_20_body"><text:span text:style-name="T2">On emploie la relation suivante :</text:span></text:p>
      <text:p text:style-name="Text_20_body"><text:span text:style-name="T2"><draw:frame draw:style-name="fr2" draw:name="Object4" text:anchor-type="as-char" svg:width="2.164cm" svg:height="1.113cm" draw:z-index="3"><draw:object xlink:href="./Object 4" xlink:type="simple" xlink:show="embed" xlink:actuate="onLoad"/><draw:image xlink:href="./ObjectReplacements/Object 4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en Arcellier</meta:initial-creator>
    <meta:creation-date>2011-08-21T12:59:58.01</meta:creation-date>
    <dc:date>2011-08-22T09:52:18.76</dc:date>
    <dc:creator>Fabien Arcellier</dc:creator>
    <meta:editing-duration>PT1H47M12S</meta:editing-duration>
    <meta:editing-cycles>3</meta:editing-cycles>
    <meta:generator>OpenOffice.org/3.3$Win32 OpenOffice.org_project/330m20$Build-9567</meta:generator>
    <meta:document-statistic meta:table-count="0" meta:image-count="0" meta:object-count="4" meta:page-count="2" meta:paragraph-count="28" meta:word-count="133" meta:character-count="774"/>
  </office:meta>
</office:document-meta>
</file>

<file path=Object 1/content.xml><?xml version="1.0" encoding="utf-8"?>
<math xmlns="http://www.w3.org/1998/Math/MathML">
  <semantics>
    <mrow>
      <mo stretchy="false">ƛ</mo>
      <mo stretchy="false">=</mo>
      <mrow>
        <msub>
          <mi>T</mi>
          <mi mathvariant="italic">sec</mi>
        </msub>
        <mo stretchy="false">∗</mo>
        <msqrt>
          <mrow>
            <mi>g</mi>
            <mo stretchy="false">∗</mo>
            <mi>h</mi>
          </mrow>
        </msqrt>
      </mrow>
    </mrow>
    <annotation encoding="StarMath 5.0">lambdabar = T_{sec} * sqrt{g*h} </annotation>
  </semantics>
</math>
</file>

<file path=Object 2/content.xml><?xml version="1.0" encoding="utf-8"?>
<math xmlns="http://www.w3.org/1998/Math/MathML">
  <semantics>
    <mrow>
      <mi>c</mi>
      <mo stretchy="false">=</mo>
      <msqrt>
        <mrow>
          <mi>g</mi>
          <mo stretchy="false">∗</mo>
          <mi>h</mi>
        </mrow>
      </msqrt>
    </mrow>
    <annotation encoding="StarMath 5.0">c = sqrt{g*h} 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d320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60">
      <style:table-cell-properties fo:background-color="#ffd320" fo:border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>
            <text:p>Description :</text:p>
          </table:table-cell>
          <table:table-cell table:style-name="ce1" office:value-type="string">
            <text:p>Magnitude :</text:p>
          </table:table-cell>
          <table:table-cell table:style-name="ce4" office:value-type="string">
            <text:p>Energie</text:p>
          </table:table-cell>
          <table:table-cell table:style-name="ce4" office:value-type="string">
            <text:p>Energie Tsunami</text:p>
          </table:table-cell>
        </table:table-row>
        <table:table-row table:style-name="ro1">
          <table:table-cell office:value-type="string">
            <text:p>Très mineur</text:p>
          </table:table-cell>
          <table:table-cell office:value-type="float" office:value="2">
            <text:p>2</text:p>
          </table:table-cell>
          <table:table-cell office:value-type="float" office:value="63100000">
            <text:p>6,31E+007</text:p>
          </table:table-cell>
          <table:table-cell table:formula="of:=0.25*[.C2]" office:value-type="float" office:value="15775000">
            <text:p>1,58E+007</text:p>
          </table:table-cell>
        </table:table-row>
        <table:table-row table:style-name="ro1">
          <table:table-cell office:value-type="string">
            <text:p>Mineur</text:p>
          </table:table-cell>
          <table:table-cell office:value-type="float" office:value="3">
            <text:p>3</text:p>
          </table:table-cell>
          <table:table-cell office:value-type="float" office:value="1990000000">
            <text:p>1,99E+009</text:p>
          </table:table-cell>
          <table:table-cell table:formula="of:=0.25*[.C3]" office:value-type="float" office:value="497500000">
            <text:p>4,98E+008</text:p>
          </table:table-cell>
        </table:table-row>
        <table:table-row table:style-name="ro1">
          <table:table-cell office:value-type="string">
            <text:p>Léger</text:p>
          </table:table-cell>
          <table:table-cell office:value-type="float" office:value="4">
            <text:p>4</text:p>
          </table:table-cell>
          <table:table-cell office:value-type="float" office:value="63100000000">
            <text:p>6,31E+010</text:p>
          </table:table-cell>
          <table:table-cell table:formula="of:=0.25*[.C4]" office:value-type="float" office:value="15775000000">
            <text:p>1,58E+010</text:p>
          </table:table-cell>
        </table:table-row>
        <table:table-row table:style-name="ro1">
          <table:table-cell office:value-type="string">
            <text:p>Modéré</text:p>
          </table:table-cell>
          <table:table-cell office:value-type="float" office:value="5">
            <text:p>5</text:p>
          </table:table-cell>
          <table:table-cell office:value-type="float" office:value="1990000000000">
            <text:p>1,99E+012</text:p>
          </table:table-cell>
          <table:table-cell table:formula="of:=0.25*[.C5]" office:value-type="float" office:value="497500000000">
            <text:p>4,98E+011</text:p>
          </table:table-cell>
        </table:table-row>
        <table:table-row table:style-name="ro1">
          <table:table-cell office:value-type="string">
            <text:p>Fort</text:p>
          </table:table-cell>
          <table:table-cell office:value-type="float" office:value="6">
            <text:p>6</text:p>
          </table:table-cell>
          <table:table-cell office:value-type="float" office:value="63100000000000">
            <text:p>6,31E+013</text:p>
          </table:table-cell>
          <table:table-cell table:formula="of:=0.25*[.C6]" office:value-type="float" office:value="15775000000000">
            <text:p>1,58E+013</text:p>
          </table:table-cell>
        </table:table-row>
        <table:table-row table:style-name="ro1">
          <table:table-cell office:value-type="string">
            <text:p>Majeur</text:p>
          </table:table-cell>
          <table:table-cell office:value-type="float" office:value="7">
            <text:p>7</text:p>
          </table:table-cell>
          <table:table-cell office:value-type="float" office:value="1.99E+015">
            <text:p>1,99E+015</text:p>
          </table:table-cell>
          <table:table-cell table:formula="of:=0.25*[.C7]" office:value-type="float" office:value="497500000000000">
            <text:p>4,98E+014</text:p>
          </table:table-cell>
        </table:table-row>
        <table:table-row table:style-name="ro1">
          <table:table-cell office:value-type="string">
            <text:p>Important</text:p>
          </table:table-cell>
          <table:table-cell office:value-type="float" office:value="8">
            <text:p>8</text:p>
          </table:table-cell>
          <table:table-cell office:value-type="float" office:value="6.31E+016">
            <text:p>6,31E+016</text:p>
          </table:table-cell>
          <table:table-cell table:formula="of:=0.25*[.C8]" office:value-type="float" office:value="1.5775E+016">
            <text:p>1,58E+016</text:p>
          </table:table-cell>
        </table:table-row>
        <table:table-row table:style-name="ro1">
          <table:table-cell office:value-type="string">
            <text:p>Exceptionnel</text:p>
          </table:table-cell>
          <table:table-cell office:value-type="float" office:value="9">
            <text:p>9</text:p>
          </table:table-cell>
          <table:table-cell office:value-type="float" office:value="1.99E+018">
            <text:p>1,99E+018</text:p>
          </table:table-cell>
          <table:table-cell table:formula="of:=0.25*[.C9]" office:value-type="float" office:value="4.975E+017">
            <text:p>4,98E+017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/08/2011</text:date>, <text:time>09:5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>
  <semantics>
    <mrow>
      <mi>A</mi>
      <mo stretchy="false">=</mo>
      <mfrac>
        <msqrt>
          <mi>E</mi>
        </msqrt>
        <mrow>
          <msqrt>
            <mi>r</mi>
          </msqrt>
          <mo stretchy="false">∗</mo>
          <mroot>
            <mi>h</mi>
            <mn>4</mn>
          </mroot>
        </mrow>
      </mfrac>
    </mrow>
    <annotation encoding="StarMath 5.0">A = sqrt{E} over {sqrt{r} * nroot{4}{h} }</annotation>
  </semantics>
</math>
</file>